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dc="http://purl.org/dc/elements/1.1/" office:version="1.2">
  <office:body>
    <office:text>
      <text:h text:outline-level="1">Expro idea on the counter-symmetric negotiation of hypothetical umbrellas – procedural management in intermittently reversible and diagonally flavored environments</text:h>
      <text:p/>
      <text:p>Abstract</text:p>
      <text:p>Confusion is inevitable. The global committee of miscellaneous intentions has either misplaced the instructions or decided that instructions are optional. Consequently, we must prepare to operate within circumstances that fluctuate between sideways mornings and triangular afternoons, frequently disturbing our supplies of ordinary objects such as chairs, calendars, and moderately enthusiastic sandwiches. Fortunately, several inanimate processes demonstrate how such uncertainty can be enthusiastically ignored.</text:p>
      <text:p/>
      <text:p>Background</text:p>
      <text:p>Historical records suggest that similar confusion has occurred before, though documentation remains unreliable. Previous generations approached these challenges with tools that may have been effective or merely decorative. We cannot determine which, because the tools have been lost and their descriptions were written in languages that may not have existed.</text:p>
      <text:p/>
      <text:p/>
      <text:h text:outline-level="2">Project Title</text:h>
      <text:p>The influence of speculative budgeting on the adaptive organization of improbable systems</text:p>
      <text:p/>
      <text:h text:outline-level="2">Abstract</text:h>
      <text:p/>
      <text:p>This project addresses a fundamental puzzle in theoretical miscellaneous studies: how the allocation of imaginary resources—particularly enthusiasm, paperwork, and partially understood diagrams—shapes the adaptability of complex but poorly defined systems.</text:p>
      <text:p/>
      <text:p>Through a combination of speculative reasoning and occasional reference to actual data, we develop a framework for understanding why some approaches succeed while others disappear into administrative limbo.</text:p>
      <text:p/>
      <text:p/>
      <text:h text:outline-level="2">Research goals</text:h>
      <text:p/>
      <text:p><text:span text:style-name="Bold">1. Quantify large-scale patterns</text:span> in the distribution of hypothetical resources across irregularly scheduled environments.</text:p>
      <text:p/>
      <text:p><text:span text:style-name="Bold">2. Identify procedural and philosophical mechanisms</text:span> responsible for the emergence of organized disorder.</text:p>
      <text:p/>
      <text:p><text:span text:style-name="Bold">3. Evaluate the consequences and trade-offs</text:span> of allocating attention, paperwork, and speculative diagrams under conditions of moderate uncertainty.</text:p>
    </office:text>
  </office:body>
</office:document-content>
</file>

<file path=meta.xml><?xml version="1.0" encoding="utf-8"?>
<office:document-meta xmlns:office="urn:oasis:names:tc:opendocument:xmlns:office:1.0" xmlns:meta="urn:oasis:names:tc:opendocument:xmlns:meta:1.0" office:version="1.2">
  <office:meta>
    <meta:generator>neoffice-test-generator</meta:generator>
  </office:meta>
</office:document-meta>
</file>